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ructorArgsDummyFactory.ConstructorArgsDummyFactory( String string , int reason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ArgsDummyFactory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ArgsDummyFactory.ConstructorArgsDummyFactory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